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ppendices {#sec-Appendices .unnumbered}</text:p>
      <text:p text:style-name="Standard"/>
      <text:p text:style-name="Standard">- Appendic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1:53:28.430157948</meta:creation-date>
    <dc:date>2023-12-31T11:53:40.377493608</dc:date>
    <meta:editing-duration>PT12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55" meta:non-whitespace-character-count="51"/>
  </office:meta>
</office:document-meta>
</file>